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389" calcext:value-type="float">
            <text:p>23.6863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315175" calcext:value-type="float">
            <text:p>23.6931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43538064516" calcext:value-type="float">
            <text:p>23.7243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85632" calcext:value-type="float">
            <text:p>23.70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5476129032" calcext:value-type="float">
            <text:p>23.6895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0454193548" calcext:value-type="float">
            <text:p>23.8010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75809032258" calcext:value-type="float">
            <text:p>23.85758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45216" calcext:value-type="float">
            <text:p>23.93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994" calcext:value-type="float">
            <text:p>23.954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724" calcext:value-type="float">
            <text:p>23.82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93682580645" calcext:value-type="float">
            <text:p>23.7293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61762857143" calcext:value-type="float">
            <text:p>23.72617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438125" calcext:value-type="float">
            <text:p>23.6243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67367741935" calcext:value-type="float">
            <text:p>23.6667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5716" calcext:value-type="float">
            <text:p>23.63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2170322581" calcext:value-type="float">
            <text:p>23.5272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13224" calcext:value-type="float">
            <text:p>23.33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0168" calcext:value-type="float">
            <text:p>23.35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58224" calcext:value-type="float">
            <text:p>22.50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15788387097" calcext:value-type="float">
            <text:p>22.9315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55230967742" calcext:value-type="float">
            <text:p>23.0755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85308387097" calcext:value-type="float">
            <text:p>22.9285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16232" calcext:value-type="float">
            <text:p>22.79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05032258064" calcext:value-type="float">
            <text:p>22.8305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868525" calcext:value-type="float">
            <text:p>23.0086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10104" calcext:value-type="float">
            <text:p>23.12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64712258064" calcext:value-type="float">
            <text:p>23.33647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46144" calcext:value-type="float">
            <text:p>23.25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76425" calcext:value-type="float">
            <text:p>23.2597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39437419355" calcext:value-type="float">
            <text:p>23.3439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44180645161" calcext:value-type="float">
            <text:p>23.304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46016" calcext:value-type="float">
            <text:p>23.30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49148235294" calcext:value-type="float">
            <text:p>23.724914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9487" calcext:value-type="float">
            <text:p>24.089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7695" calcext:value-type="float">
            <text:p>24.4447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53528" calcext:value-type="float">
            <text:p>24.89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81344516129" calcext:value-type="float">
            <text:p>24.9681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36464" calcext:value-type="float">
            <text:p>24.65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2095" calcext:value-type="float">
            <text:p>24.5362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27531428571" calcext:value-type="float">
            <text:p>24.42275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4439483871" calcext:value-type="float">
            <text:p>24.4344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28895483871" calcext:value-type="float">
            <text:p>24.3728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1713548387" calcext:value-type="float">
            <text:p>24.2801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47952" calcext:value-type="float">
            <text:p>24.29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17329032258" calcext:value-type="float">
            <text:p>24.311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01025" calcext:value-type="float">
            <text:p>24.0850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04856" calcext:value-type="float">
            <text:p>23.90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7042580645" calcext:value-type="float">
            <text:p>23.7507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5132" calcext:value-type="float">
            <text:p>23.53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25565" calcext:value-type="float">
            <text:p>23.5025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8055172414" calcext:value-type="float">
            <text:p>23.57680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38970322581" calcext:value-type="float">
            <text:p>23.6338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8103225806" calcext:value-type="float">
            <text:p>23.6038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90619354839" calcext:value-type="float">
            <text:p>23.589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40996129032" calcext:value-type="float">
            <text:p>23.5340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42072" calcext:value-type="float">
            <text:p>23.65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70082580645" calcext:value-type="float">
            <text:p>23.8970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29325" calcext:value-type="float">
            <text:p>24.0632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54512" calcext:value-type="float">
            <text:p>23.95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5863483871" calcext:value-type="float">
            <text:p>23.6358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6984" calcext:value-type="float">
            <text:p>23.3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39275" calcext:value-type="float">
            <text:p>23.3353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5391428571" calcext:value-type="float">
            <text:p>23.47253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66038709677" calcext:value-type="float">
            <text:p>23.5866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00225" calcext:value-type="float">
            <text:p>23.6400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30744" calcext:value-type="float">
            <text:p>23.63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01378064516" calcext:value-type="float">
            <text:p>23.5201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19416" calcext:value-type="float">
            <text:p>23.61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1295" calcext:value-type="float">
            <text:p>23.5151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29894193548" calcext:value-type="float">
            <text:p>23.3529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46704" calcext:value-type="float">
            <text:p>23.19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73390967742" calcext:value-type="float">
            <text:p>23.1273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48518709677" calcext:value-type="float">
            <text:p>23.28485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43135483871" calcext:value-type="float">
            <text:p>23.574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39151428571" calcext:value-type="float">
            <text:p>23.81391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4603870968" calcext:value-type="float">
            <text:p>23.9994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1696" calcext:value-type="float">
            <text:p>24.03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74304516129" calcext:value-type="float">
            <text:p>23.9074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0148" calcext:value-type="float">
            <text:p>23.79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793675" calcext:value-type="float">
            <text:p>23.8779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45323870968" calcext:value-type="float">
            <text:p>24.1945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0764" calcext:value-type="float">
            <text:p>24.40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2046451613" calcext:value-type="float">
            <text:p>24.44820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6359483871" calcext:value-type="float">
            <text:p>24.5563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9943225807" calcext:value-type="float">
            <text:p>24.69499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9345714286" calcext:value-type="float">
            <text:p>24.67693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33287741936" calcext:value-type="float">
            <text:p>24.5933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55275" calcext:value-type="float">
            <text:p>24.6155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58944" calcext:value-type="float">
            <text:p>24.60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0136774194" calcext:value-type="float">
            <text:p>24.5180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7152" calcext:value-type="float">
            <text:p>24.67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426175" calcext:value-type="float">
            <text:p>24.9542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3304516129" calcext:value-type="float">
            <text:p>25.333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3208" calcext:value-type="float">
            <text:p>26.03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8936774194" calcext:value-type="float">
            <text:p>26.22489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60449032258" calcext:value-type="float">
            <text:p>26.0460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55997419355" calcext:value-type="float">
            <text:p>25.92559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75048275862" calcext:value-type="float">
            <text:p>25.88750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91047741935" calcext:value-type="float">
            <text:p>25.84910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789475" calcext:value-type="float">
            <text:p>25.8278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1728" calcext:value-type="float">
            <text:p>25.8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36836363636" calcext:value-type="float">
            <text:p>25.89368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2227096774" calcext:value-type="float">
            <text:p>25.8832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12185" calcext:value-type="float">
            <text:p>25.7512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912425" calcext:value-type="float">
            <text:p>25.7591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57504516129" calcext:value-type="float">
            <text:p>25.7057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6415" calcext:value-type="float">
            <text:p>25.3256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8903225806" calcext:value-type="float">
            <text:p>25.0058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12965" calcext:value-type="float">
            <text:p>24.8512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07037241379" calcext:value-type="float">
            <text:p>24.890703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9602" calcext:value-type="float">
            <text:p>25.009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055075" calcext:value-type="float">
            <text:p>24.9805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2936774194" calcext:value-type="float">
            <text:p>24.85329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893" calcext:value-type="float">
            <text:p>24.6708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7192516129" calcext:value-type="float">
            <text:p>24.4371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1422" calcext:value-type="float">
            <text:p>24.331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9345" calcext:value-type="float">
            <text:p>24.2409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24676129032" calcext:value-type="float">
            <text:p>24.1924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433725" calcext:value-type="float">
            <text:p>24.0343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04611612903" calcext:value-type="float">
            <text:p>23.8704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57435" calcext:value-type="float">
            <text:p>23.8557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46350344828" calcext:value-type="float">
            <text:p>24.104635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48585" calcext:value-type="float">
            <text:p>24.3948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19575" calcext:value-type="float">
            <text:p>24.4261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88523870968" calcext:value-type="float">
            <text:p>24.4688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533225" calcext:value-type="float">
            <text:p>24.3753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1375" calcext:value-type="float">
            <text:p>24.341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40965" calcext:value-type="float">
            <text:p>24.3940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4763870968" calcext:value-type="float">
            <text:p>24.5084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3455" calcext:value-type="float">
            <text:p>24.8623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7956129032" calcext:value-type="float">
            <text:p>24.9117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60225" calcext:value-type="float">
            <text:p>25.0116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71583448276" calcext:value-type="float">
            <text:p>25.007158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65515" calcext:value-type="float">
            <text:p>24.9865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7593" calcext:value-type="float">
            <text:p>24.9375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38487741935" calcext:value-type="float">
            <text:p>24.94384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61655" calcext:value-type="float">
            <text:p>24.9461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22929032258" calcext:value-type="float">
            <text:p>24.982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8979" calcext:value-type="float">
            <text:p>25.3589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899275" calcext:value-type="float">
            <text:p>25.4689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36397419355" calcext:value-type="float">
            <text:p>25.48363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82885" calcext:value-type="float">
            <text:p>25.1682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11478709677" calcext:value-type="float">
            <text:p>24.89114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36725" calcext:value-type="float">
            <text:p>25.0363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53952" calcext:value-type="float">
            <text:p>25.28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461" calcext:value-type="float">
            <text:p>25.405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22625" calcext:value-type="float">
            <text:p>25.4322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37901935484" calcext:value-type="float">
            <text:p>25.4337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96695" calcext:value-type="float">
            <text:p>25.5496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88041290323" calcext:value-type="float">
            <text:p>25.7788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2145" calcext:value-type="float">
            <text:p>25.7192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96255483871" calcext:value-type="float">
            <text:p>25.6896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9425" calcext:value-type="float">
            <text:p>25.447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0991483871" calcext:value-type="float">
            <text:p>25.0409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481575" calcext:value-type="float">
            <text:p>24.8148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63275" calcext:value-type="float">
            <text:p>24.8746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5505" calcext:value-type="float">
            <text:p>24.9785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77238709677" calcext:value-type="float">
            <text:p>24.9277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4822" calcext:value-type="float">
            <text:p>24.864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58214193548" calcext:value-type="float">
            <text:p>24.6758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68075" calcext:value-type="float">
            <text:p>24.4966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95045" calcext:value-type="float">
            <text:p>24.2295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69501935484" calcext:value-type="float">
            <text:p>24.0469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838675" calcext:value-type="float">
            <text:p>23.6683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5372903226" calcext:value-type="float">
            <text:p>23.2505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49025" calcext:value-type="float">
            <text:p>22.9724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14237241379" calcext:value-type="float">
            <text:p>23.031423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65095" calcext:value-type="float">
            <text:p>23.1265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3865" calcext:value-type="float">
            <text:p>23.303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52451612903" calcext:value-type="float">
            <text:p>23.285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003375" calcext:value-type="float">
            <text:p>23.1300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5370322581" calcext:value-type="float">
            <text:p>23.0395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4865" calcext:value-type="float">
            <text:p>22.942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19225" calcext:value-type="float">
            <text:p>23.001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17347096774" calcext:value-type="float">
            <text:p>23.12173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030075" calcext:value-type="float">
            <text:p>22.9803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50346666667" calcext:value-type="float">
            <text:p>23.09503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883175" calcext:value-type="float">
            <text:p>23.4188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45550344828" calcext:value-type="float">
            <text:p>23.464555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15" calcext:value-type="float">
            <text:p>23.4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93995" calcext:value-type="float">
            <text:p>23.3893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52624516129" calcext:value-type="float">
            <text:p>23.3252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2742" calcext:value-type="float">
            <text:p>23.46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66374193548" calcext:value-type="float">
            <text:p>24.346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4015" calcext:value-type="float">
            <text:p>24.9294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81745" calcext:value-type="float">
            <text:p>25.0181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76369032258" calcext:value-type="float">
            <text:p>25.0676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262" calcext:value-type="float">
            <text:p>24.77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3383225806" calcext:value-type="float">
            <text:p>24.39933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531225" calcext:value-type="float">
            <text:p>24.2153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2864" calcext:value-type="float">
            <text:p>24.31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875375" calcext:value-type="float">
            <text:p>24.3187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864975" calcext:value-type="float">
            <text:p>24.2486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4890322581" calcext:value-type="float">
            <text:p>24.179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254" calcext:value-type="float">
            <text:p>24.13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05070967742" calcext:value-type="float">
            <text:p>24.090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23275" calcext:value-type="float">
            <text:p>24.3412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791025" calcext:value-type="float">
            <text:p>24.4279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78075" calcext:value-type="float">
            <text:p>24.367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4843870968" calcext:value-type="float">
            <text:p>24.1914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44035" calcext:value-type="float">
            <text:p>24.5644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1395862069" calcext:value-type="float">
            <text:p>25.05413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24875" calcext:value-type="float">
            <text:p>25.2312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235" calcext:value-type="float">
            <text:p>25.502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00015483871" calcext:value-type="float">
            <text:p>25.6500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757775" calcext:value-type="float">
            <text:p>25.5775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4867096774" calcext:value-type="float">
            <text:p>25.7094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19855" calcext:value-type="float">
            <text:p>25.7919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7585" calcext:value-type="float">
            <text:p>25.8807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00531612903" calcext:value-type="float">
            <text:p>25.9400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78975" calcext:value-type="float">
            <text:p>25.7497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1288" calcext:value-type="float">
            <text:p>25.38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589" calcext:value-type="float">
            <text:p>25.2865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0248" calcext:value-type="float">
            <text:p>25.31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307225" calcext:value-type="float">
            <text:p>25.3430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54825" calcext:value-type="float">
            <text:p>25.3415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27145806452" calcext:value-type="float">
            <text:p>25.3327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41328" calcext:value-type="float">
            <text:p>25.29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6456516129" calcext:value-type="float">
            <text:p>25.4064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2776774194" calcext:value-type="float">
            <text:p>25.48727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235025" calcext:value-type="float">
            <text:p>25.6623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0990967742" calcext:value-type="float">
            <text:p>25.7790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8877241379" calcext:value-type="float">
            <text:p>25.600887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75901935484" calcext:value-type="float">
            <text:p>25.3575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135525" calcext:value-type="float">
            <text:p>25.3213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90902068965" calcext:value-type="float">
            <text:p>25.329090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726075" calcext:value-type="float">
            <text:p>25.3272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3005" calcext:value-type="float">
            <text:p>25.2643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09808" calcext:value-type="float">
            <text:p>25.22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706" calcext:value-type="float">
            <text:p>25.206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2957419355" calcext:value-type="float">
            <text:p>25.3982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5697" calcext:value-type="float">
            <text:p>25.5156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6175" calcext:value-type="float">
            <text:p>25.514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8376516129" calcext:value-type="float">
            <text:p>25.5283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53298461538" calcext:value-type="float">
            <text:p>25.235329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90992" calcext:value-type="float">
            <text:p>24.94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9472941176" calcext:value-type="float">
            <text:p>24.81394729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5568" calcext:value-type="float">
            <text:p>24.74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841775" calcext:value-type="float">
            <text:p>24.6784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36075" calcext:value-type="float">
            <text:p>24.6033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80262857143" calcext:value-type="float">
            <text:p>24.55802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42625454546" calcext:value-type="float">
            <text:p>24.614262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9488" calcext:value-type="float">
            <text:p>24.71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107975" calcext:value-type="float">
            <text:p>24.6410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73375" calcext:value-type="float">
            <text:p>24.5397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6440516129" calcext:value-type="float">
            <text:p>24.5164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8745" calcext:value-type="float">
            <text:p>24.248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1690322581" calcext:value-type="float">
            <text:p>23.905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989825" calcext:value-type="float">
            <text:p>23.5698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588" calcext:value-type="float">
            <text:p>23.50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42625" calcext:value-type="float">
            <text:p>23.6034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2231483871" calcext:value-type="float">
            <text:p>23.5322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94670967742" calcext:value-type="float">
            <text:p>23.3894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4792" calcext:value-type="float">
            <text:p>23.3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65284705882" calcext:value-type="float">
            <text:p>23.726528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3425" calcext:value-type="float">
            <text:p>23.695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82988387097" calcext:value-type="float">
            <text:p>23.3582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0262" calcext:value-type="float">
            <text:p>22.670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91682580645" calcext:value-type="float">
            <text:p>22.1291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858525" calcext:value-type="float">
            <text:p>22.2085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932" calcext:value-type="float">
            <text:p>22.4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7020137931" calcext:value-type="float">
            <text:p>23.297020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25098181818" calcext:value-type="float">
            <text:p>23.752509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89992" calcext:value-type="float">
            <text:p>24.14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06525" calcext:value-type="float">
            <text:p>24.270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40699354839" calcext:value-type="float">
            <text:p>24.0340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88925" calcext:value-type="float">
            <text:p>23.8788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95065714286" calcext:value-type="float">
            <text:p>23.91950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2123870968" calcext:value-type="float">
            <text:p>23.9202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870875" calcext:value-type="float">
            <text:p>23.9587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7692903226" calcext:value-type="float">
            <text:p>23.9637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4065" calcext:value-type="float">
            <text:p>23.8264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9816" calcext:value-type="float">
            <text:p>23.80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8539354839" calcext:value-type="float">
            <text:p>23.8298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622225" calcext:value-type="float">
            <text:p>23.8762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93101935484" calcext:value-type="float">
            <text:p>23.8793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3855" calcext:value-type="float">
            <text:p>24.0393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81876129032" calcext:value-type="float">
            <text:p>24.2381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54475" calcext:value-type="float">
            <text:p>24.1705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9774" calcext:value-type="float">
            <text:p>24.099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20108387097" calcext:value-type="float">
            <text:p>24.1020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079175" calcext:value-type="float">
            <text:p>23.8607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88115555556" calcext:value-type="float">
            <text:p>23.708811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53675" calcext:value-type="float">
            <text:p>23.895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0572" calcext:value-type="float">
            <text:p>23.88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62135" calcext:value-type="float">
            <text:p>23.8062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0303" calcext:value-type="float">
            <text:p>23.7603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41166451613" calcext:value-type="float">
            <text:p>23.74411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32595" calcext:value-type="float">
            <text:p>23.7932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8619354839" calcext:value-type="float">
            <text:p>23.893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0868571429" calcext:value-type="float">
            <text:p>23.95408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2128" calcext:value-type="float">
            <text:p>23.90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9376" calcext:value-type="float">
            <text:p>23.7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07855483871" calcext:value-type="float">
            <text:p>23.5407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74675" calcext:value-type="float">
            <text:p>23.5007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28014285714" calcext:value-type="float">
            <text:p>23.50280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666112" calcext:value-type="float">
            <text:p>23.516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65825" calcext:value-type="float">
            <text:p>23.5546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83042580645" calcext:value-type="float">
            <text:p>23.5983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69805" calcext:value-type="float">
            <text:p>23.8469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6770909091" calcext:value-type="float">
            <text:p>24.155677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2467096774" calcext:value-type="float">
            <text:p>24.5512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89875" calcext:value-type="float">
            <text:p>24.3358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3243870968" calcext:value-type="float">
            <text:p>24.0543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233075" calcext:value-type="float">
            <text:p>23.9823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23964137931" calcext:value-type="float">
            <text:p>24.19239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83375483871" calcext:value-type="float">
            <text:p>24.5283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13983448276" calcext:value-type="float">
            <text:p>24.641398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37912258064" calcext:value-type="float">
            <text:p>24.75379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16075" calcext:value-type="float">
            <text:p>24.9081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85741935484" calcext:value-type="float">
            <text:p>24.848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84215" calcext:value-type="float">
            <text:p>24.7084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52722580645" calcext:value-type="float">
            <text:p>24.485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52245" calcext:value-type="float">
            <text:p>24.2752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288475" calcext:value-type="float">
            <text:p>23.8428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83528" calcext:value-type="float">
            <text:p>23.49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5264" calcext:value-type="float">
            <text:p>23.5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87395862069" calcext:value-type="float">
            <text:p>23.75873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49" calcext:value-type="float">
            <text:p>23.96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8760516129" calcext:value-type="float">
            <text:p>24.0287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90144516129" calcext:value-type="float">
            <text:p>24.3890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1316363636" calcext:value-type="float">
            <text:p>24.652131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9076129032" calcext:value-type="float">
            <text:p>24.6649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5025" calcext:value-type="float">
            <text:p>24.594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4673" calcext:value-type="float">
            <text:p>24.434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1544" calcext:value-type="float">
            <text:p>24.2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68763636364" calcext:value-type="float">
            <text:p>24.3068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8328" calcext:value-type="float">
            <text:p>24.41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62475" calcext:value-type="float">
            <text:p>24.4296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7993" calcext:value-type="float">
            <text:p>24.3279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28898064516" calcext:value-type="float">
            <text:p>24.2028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24075" calcext:value-type="float">
            <text:p>24.0242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82459354839" calcext:value-type="float">
            <text:p>23.9182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3695" calcext:value-type="float">
            <text:p>23.9113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4722" calcext:value-type="float">
            <text:p>24.064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35375483871" calcext:value-type="float">
            <text:p>24.2235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69465" calcext:value-type="float">
            <text:p>24.3369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61571612903" calcext:value-type="float">
            <text:p>24.48615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66739310345" calcext:value-type="float">
            <text:p>25.256673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403475" calcext:value-type="float">
            <text:p>25.4240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803775" calcext:value-type="float">
            <text:p>25.4480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90012903226" calcext:value-type="float">
            <text:p>25.439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36725" calcext:value-type="float">
            <text:p>25.4173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09736774194" calcext:value-type="float">
            <text:p>25.3409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40135" calcext:value-type="float">
            <text:p>25.2540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4305" calcext:value-type="float">
            <text:p>25.1614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3256774194" calcext:value-type="float">
            <text:p>25.1093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2254" calcext:value-type="float">
            <text:p>24.892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02459354839" calcext:value-type="float">
            <text:p>24.6802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078" calcext:value-type="float">
            <text:p>24.627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8123862069" calcext:value-type="float">
            <text:p>24.718123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8716" calcext:value-type="float">
            <text:p>24.77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204475" calcext:value-type="float">
            <text:p>24.7420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64691612903" calcext:value-type="float">
            <text:p>24.6964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842" calcext:value-type="float">
            <text:p>24.643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0324" calcext:value-type="float">
            <text:p>24.69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19965714286" calcext:value-type="float">
            <text:p>24.79199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5287" calcext:value-type="float">
            <text:p>24.775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4673548387" calcext:value-type="float">
            <text:p>24.7434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182925" calcext:value-type="float">
            <text:p>24.5418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78694193548" calcext:value-type="float">
            <text:p>24.29786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177925" calcext:value-type="float">
            <text:p>24.1417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08372413793" calcext:value-type="float">
            <text:p>24.04083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279825" calcext:value-type="float">
            <text:p>23.9127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9394285714" calcext:value-type="float">
            <text:p>23.84493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0696774194" calcext:value-type="float">
            <text:p>23.823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821125" calcext:value-type="float">
            <text:p>23.7882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5336516129" calcext:value-type="float">
            <text:p>24.0653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765" calcext:value-type="float">
            <text:p>24.408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43785" calcext:value-type="float">
            <text:p>24.3643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91305806452" calcext:value-type="float">
            <text:p>24.0891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92575" calcext:value-type="float">
            <text:p>23.7899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0296774194" calcext:value-type="float">
            <text:p>23.5030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6285" calcext:value-type="float">
            <text:p>23.616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8588" calcext:value-type="float">
            <text:p>24.00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082425" calcext:value-type="float">
            <text:p>24.1208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053475" calcext:value-type="float">
            <text:p>24.0905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52209032258" calcext:value-type="float">
            <text:p>24.02522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908725" calcext:value-type="float">
            <text:p>23.9390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58170322581" calcext:value-type="float">
            <text:p>23.7558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7626" calcext:value-type="float">
            <text:p>23.67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5795" calcext:value-type="float">
            <text:p>23.505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85881290323" calcext:value-type="float">
            <text:p>23.2885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7719" calcext:value-type="float">
            <text:p>22.897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80686451613" calcext:value-type="float">
            <text:p>22.5980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8476" calcext:value-type="float">
            <text:p>22.85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08634482759" calcext:value-type="float">
            <text:p>23.33086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94345" calcext:value-type="float">
            <text:p>23.6694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70325" calcext:value-type="float">
            <text:p>23.9147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06807741936" calcext:value-type="float">
            <text:p>23.98068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00435" calcext:value-type="float">
            <text:p>23.970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6304" calcext:value-type="float">
            <text:p>23.89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260775" calcext:value-type="float">
            <text:p>23.9126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87925" calcext:value-type="float">
            <text:p>23.7988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72689032258" calcext:value-type="float">
            <text:p>23.6472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282225" calcext:value-type="float">
            <text:p>23.3428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36841290323" calcext:value-type="float">
            <text:p>22.91368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761625" calcext:value-type="float">
            <text:p>22.8376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7931034483" calcext:value-type="float">
            <text:p>23.0307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71475" calcext:value-type="float">
            <text:p>23.2447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0749090909" calcext:value-type="float">
            <text:p>23.390074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7216" calcext:value-type="float">
            <text:p>23.37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411" calcext:value-type="float">
            <text:p>23.4814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71968" calcext:value-type="float">
            <text:p>23.64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13945" calcext:value-type="float">
            <text:p>24.1113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0260645161" calcext:value-type="float">
            <text:p>24.3590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0346666667" calcext:value-type="float">
            <text:p>24.36503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548525" calcext:value-type="float">
            <text:p>24.0754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62621935484" calcext:value-type="float">
            <text:p>23.8762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5452903226" calcext:value-type="float">
            <text:p>23.6955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4902068966" calcext:value-type="float">
            <text:p>23.576490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59563870968" calcext:value-type="float">
            <text:p>23.3959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10475" calcext:value-type="float">
            <text:p>23.3171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4376" calcext:value-type="float">
            <text:p>23.26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299525" calcext:value-type="float">
            <text:p>23.2029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85848" calcext:value-type="float">
            <text:p>23.06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9635" calcext:value-type="float">
            <text:p>22.9489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67321290323" calcext:value-type="float">
            <text:p>22.9167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47081290323" calcext:value-type="float">
            <text:p>22.72470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574525" calcext:value-type="float">
            <text:p>22.3457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43561290323" calcext:value-type="float">
            <text:p>22.1943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500575" calcext:value-type="float">
            <text:p>22.5250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2343225806" calcext:value-type="float">
            <text:p>22.80523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192625" calcext:value-type="float">
            <text:p>23.0319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02384" calcext:value-type="float">
            <text:p>23.04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992225" calcext:value-type="float">
            <text:p>22.9999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62912" calcext:value-type="float">
            <text:p>23.05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74865454545" calcext:value-type="float">
            <text:p>22.977486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28133333333" calcext:value-type="float">
            <text:p>22.9328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4214" calcext:value-type="float">
            <text:p>22.794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00665" calcext:value-type="float">
            <text:p>22.6300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8992" calcext:value-type="float">
            <text:p>22.71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32635" calcext:value-type="float">
            <text:p>23.0632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77097142857" calcext:value-type="float">
            <text:p>23.36770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89375" calcext:value-type="float">
            <text:p>23.5338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7176516129" calcext:value-type="float">
            <text:p>23.5471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56265806452" calcext:value-type="float">
            <text:p>23.4856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91225" calcext:value-type="float">
            <text:p>23.459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87312" calcext:value-type="float">
            <text:p>23.52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904975" calcext:value-type="float">
            <text:p>23.6390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03104" calcext:value-type="float">
            <text:p>23.87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21320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858" meta:object-count="0"/>
    <meta:user-defined meta:name="AppVersion">3.0</meta:user-defined>
  </office:meta>
</office:document-meta>
</file>